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bbc0" officeooo:paragraph-rsid="0008bbc0"/>
    </style:style>
    <style:style style:name="P2" style:family="paragraph" style:parent-style-name="Standard">
      <style:text-properties officeooo:rsid="0008bbc0" officeooo:paragraph-rsid="000aa9b5"/>
    </style:style>
    <style:style style:name="P3" style:family="paragraph" style:parent-style-name="Standard">
      <style:text-properties officeooo:rsid="0008bbc0" officeooo:paragraph-rsid="000c0f0a"/>
    </style:style>
    <style:style style:name="T1" style:family="text">
      <style:text-properties officeooo:rsid="000aa9b5"/>
    </style:style>
    <style:style style:name="T2" style:family="text">
      <style:text-properties officeooo:rsid="000c0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o am I</text:p>
      <text:p text:style-name="P1"><text:tab/><text:span text:style-name="T1">I play with electroncs</text:span></text:p>
      <text:p text:style-name="P1">what is Raspberry Pi</text:p>
      <text:p text:style-name="P1"><text:tab/><text:span text:style-name="T1">credit card sized linux computer</text:span></text:p>
      <text:p text:style-name="P1"><text:span text:style-name="T1"><text:tab/>Broadcom processor</text:span></text:p>
      <text:p text:style-name="P1">What is TRISThis</text:p>
      <text:p text:style-name="P1"><text:tab/>Open Source Hardware</text:p>
      <text:p text:style-name="P1"><text:tab/>Open Source Software</text:p>
      <text:p text:style-name="P1"><text:tab/>Not for sale!</text:p>
      <text:p text:style-name="P1"><text:tab/>Uses Microchip parts, not Microchip</text:p>
      <text:p text:style-name="P1"><text:tab/>What am I getting out of this</text:p>
      <text:p text:style-name="P2"><text:span text:style-name="T1">Development philosphy</text:span></text:p>
      <text:p text:style-name="P2"><text:span text:style-name="T1"><text:tab/>How much can be done with open source</text:span></text:p>
      <text:p text:style-name="P2"><text:span text:style-name="T1"><text:tab/>development done on Linux</text:span></text:p>
      <text:p text:style-name="P2"><text:span text:style-name="T1"><text:tab/><text:tab/>Ubuntu (but it doesn't really matter what)</text:span></text:p>
      <text:p text:style-name="P2"><text:span text:style-name="T1">Schematics done with Eagle</text:span></text:p>
      <text:p text:style-name="P2"><text:span text:style-name="T1"><text:tab/>two layer half eurocard intentionally (document this)</text:span></text:p>
      <text:p text:style-name="P2"><text:span text:style-name="T1"><text:tab/>gerbers available</text:span></text:p>
      <text:p text:style-name="P2"><text:span text:style-name="T1"><text:tab/><text:tab/>what is a gerber (manufacturing files)</text:span></text:p>
      <text:p text:style-name="P2"><text:span text:style-name="T1">Revision control with git</text:span></text:p>
      <text:p text:style-name="P2"><text:span text:style-name="T1"><text:tab/>what is git</text:span></text:p>
      <text:p text:style-name="P2"><text:span text:style-name="T1"><text:tab/><text:tab/>decentralized revision control</text:span></text:p>
      <text:p text:style-name="P2"><text:span text:style-name="T1"><text:tab/><text:tab/>can be hosted at a central location</text:span></text:p>
      <text:p text:style-name="P2"><text:span text:style-name="T1">Code hosted on Github</text:span></text:p>
      <text:p text:style-name="P2"><text:span text:style-name="T1"><text:tab/>What is github</text:span></text:p>
      <text:p text:style-name="P2"><text:span text:style-name="T1"><text:tab/></text:span><text:span text:style-name="T2">What's the name</text:span></text:p>
      <text:p text:style-name="P3"><text:span text:style-name="T2">TRISThis features</text:span></text:p>
      <text:p text:style-name="P3"><text:span text:style-name="T2"><text:tab/>Switching regulator on input</text:span></text:p>
      <text:p text:style-name="P3"><text:span text:style-name="T2"><text:tab/>Current monitoring</text:span></text:p>
      <text:p text:style-name="P3"><text:span text:style-name="T2"><text:tab/>3.3V switching regulator</text:span></text:p>
      <text:p text:style-name="P3"><text:span text:style-name="T2"><text:tab/>Protection on inputs</text:span></text:p>
      <text:p text:style-name="P3"><text:span text:style-name="T2"><text:tab/>Analog inputs<text:tab/></text:span></text:p>
      <text:p text:style-name="P3"><text:span text:style-name="T2"><text:tab/><text:tab/>conditioning</text:span></text:p>
      <text:p text:style-name="P3"><text:span text:style-name="T2"><text:tab/><text:tab/>digipots</text:span></text:p>
      <text:p text:style-name="P3"><text:span text:style-name="T2"><text:tab/>JTAG Programming/debugging</text:span></text:p>
      <text:p text:style-name="P3"><text:span text:style-name="T2">TRISThis code</text:span></text:p>
      <text:p text:style-name="P3"><text:span text:style-name="T2"><text:tab/>I2C</text:span></text:p>
      <text:p text:style-name="P3"><text:span text:style-name="T2"><text:tab/>SPI</text:span></text:p>
      <text:p text:style-name="P3"><text:span text:style-name="T2"><text:tab/>JTAG Programming</text:span></text:p>
      <text:p text:style-name="P3"><text:span text:style-name="T2">Raspberry Pi Code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Bennett</meta:initial-creator>
    <meta:creation-date>2013-08-01T08:31:57</meta:creation-date>
    <dc:date>2013-08-15T21:51:22</dc:date>
    <dc:creator>Matt Bennett</dc:creator>
    <meta:editing-duration>PT3H56M26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40" meta:word-count="138" meta:character-count="898" meta:non-whitespace-character-count="763"/>
  </office:meta>
</office:document-meta>
</file>